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nifont1" svg:font-family="Un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ekmuk Batang" svg:font-family="'Baekmuk Batang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Liberation Serif"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0pt" officeooo:rsid="0011498b" officeooo:paragraph-rsid="0011498b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0pt" officeooo:rsid="0011498b" officeooo:paragraph-rsid="0011498b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11498b" officeooo:paragraph-rsid="0011498b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Liberation Serif" fo:font-style="italic" officeooo:rsid="0011498b" officeooo:paragraph-rsid="0011498b" style:font-style-asian="italic" style:font-style-complex="italic"/>
    </style:style>
    <style:style style:name="P6" style:family="paragraph" style:parent-style-name="Standard">
      <style:text-properties style:font-name="Liberation Serif" fo:font-style="italic" officeooo:rsid="0012d216" officeooo:paragraph-rsid="0012d216" style:font-style-asian="italic" style:font-style-complex="italic"/>
    </style:style>
    <style:style style:name="P7" style:family="paragraph" style:parent-style-name="Standard">
      <style:text-properties style:font-name="Liberation Serif" fo:font-style="italic" officeooo:rsid="001495d8" officeooo:paragraph-rsid="001495d8" style:font-style-asian="italic" style:font-style-complex="italic"/>
    </style:style>
    <style:style style:name="P8" style:family="paragraph" style:parent-style-name="Standard">
      <style:text-properties style:font-name="Liberation Serif" fo:font-style="italic" officeooo:rsid="001a2239" officeooo:paragraph-rsid="001a2239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officeooo:paragraph-rsid="0011498b"/>
    </style:style>
    <style:style style:name="P10" style:family="paragraph" style:parent-style-name="Standard">
      <loext:graphic-properties draw:fill="none"/>
      <style:paragraph-properties fo:margin-left="4.763cm" fo:margin-right="0cm" fo:text-align="start" style:justify-single-word="false" fo:text-indent="0cm" style:auto-text-indent="false" fo:background-color="transparent"/>
      <style:text-properties style:font-name="Liberation Serif" fo:font-size="16pt" officeooo:rsid="0011498b" officeooo:paragraph-rsid="0011498b" style:font-size-asian="16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6pt" officeooo:rsid="001628cf" officeooo:paragraph-rsid="001628cf" style:font-size-asian="16pt" style:font-size-complex="16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6pt" officeooo:rsid="0011498b" officeooo:paragraph-rsid="0011498b" style:font-size-asian="16pt" style:font-size-complex="16pt"/>
    </style:style>
    <style:style style:name="P13" style:family="paragraph" style:parent-style-name="Standard" style:list-style-name="L1">
      <style:text-properties style:font-name="Liberation Serif" fo:font-style="italic" officeooo:rsid="0012d216" officeooo:paragraph-rsid="0012d216" style:font-style-asian="italic" style:font-style-complex="italic"/>
    </style:style>
    <style:style style:name="P14" style:family="paragraph" style:parent-style-name="Standard" style:list-style-name="L1">
      <style:text-properties style:font-name="Liberation Serif" fo:font-style="italic" officeooo:rsid="001a2239" officeooo:paragraph-rsid="001a2239" style:font-style-asian="italic" style:font-style-complex="italic"/>
    </style:style>
    <style:style style:name="P15" style:family="paragraph" style:parent-style-name="Heading_20_1">
      <style:text-properties style:font-name="Liberation Serif"/>
    </style:style>
    <style:style style:name="P16" style:family="paragraph" style:parent-style-name="Heading_20_1">
      <style:text-properties style:font-name="Liberation Serif" officeooo:rsid="001a2239" officeooo:paragraph-rsid="001a2239"/>
    </style:style>
    <style:style style:name="P17" style:family="paragraph" style:parent-style-name="Heading_20_1">
      <style:paragraph-properties fo:break-before="page"/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Heading_20_2">
      <style:text-properties style:font-name="Liberation Serif" officeooo:rsid="001a2239" officeooo:paragraph-rsid="001a2239"/>
    </style:style>
    <style:style style:name="T1" style:family="text">
      <style:text-properties officeooo:rsid="001495d8"/>
    </style:style>
    <style:style style:name="T2" style:family="text">
      <style:text-properties officeooo:rsid="0019bbd3"/>
    </style:style>
    <style:style style:name="T3" style:family="text">
      <style:text-properties style:font-name="Liberation Serif" fo:font-size="24pt" officeooo:rsid="0011498b" style:font-size-asian="24pt" style:font-size-complex="24pt"/>
    </style:style>
    <style:style style:name="T4" style:family="text">
      <style:text-properties style:font-name="Liberation Serif" fo:font-size="24pt" officeooo:rsid="0019bbd3" style:font-size-asian="24pt" style:font-size-complex="24pt"/>
    </style:style>
    <style:style style:name="T5" style:family="text">
      <style:text-properties style:font-name="Liberation Serif" fo:font-size="24pt" fo:font-weight="bold" officeooo:rsid="0011498b" style:font-size-asian="24pt" style:font-weight-asian="bold" style:font-size-complex="24pt" style:font-weight-complex="bold"/>
    </style:style>
    <style:style style:name="T6" style:family="text">
      <style:text-properties style:font-name="Liberation Serif" fo:font-size="20pt" fo:font-weight="normal" officeooo:rsid="0011498b" style:font-size-asian="20pt" style:font-weight-asian="normal" style:font-size-complex="20pt" style:font-weight-complex="normal"/>
    </style:style>
    <style:style style:name="T7" style:family="text">
      <style:text-properties style:font-name="Liberation Serif" fo:font-size="20pt" fo:font-weight="normal" officeooo:rsid="001a2239" style:font-size-asian="20pt" style:font-weight-asian="normal" style:font-size-complex="20pt" style:font-weight-complex="normal"/>
    </style:style>
    <style:style style:name="T8" style:family="text">
      <style:text-properties officeooo:rsid="001a2239"/>
    </style:style>
    <style:style style:name="T9" style:family="text">
      <style:text-properties officeooo:rsid="001b71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pan text:style-name="T3">4190.308<text:line-break/></text:span><text:span text:style-name="T5">Computer Architecture</text:span><text:span text:style-name="T3"><text:line-break/>Spring 2</text:span><text:span text:style-name="T4">020</text:span></text:p>
      <text:p text:style-name="P3"/>
      <text:p text:style-name="P3"/>
      <text:p text:style-name="P4"><text:span text:style-name="T8">Pipeline</text:span> Lab <text:span text:style-name="T1">R</text:span>eport</text:p>
      <text:p text:style-name="P9"><text:span text:style-name="T6">05/</text:span><text:span text:style-name="T7">25</text:span><text:span text:style-name="T6"> ~ 0</text:span><text:span text:style-name="T7">6/08</text:span></text:p>
      <text:p text:style-name="P2"><text:line-break/>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Name: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0">Student ID:</text:p>
          </table:table-cell>
          <table:table-cell table:style-name="Table1.A1" office:value-type="string">
            <text:p text:style-name="P12"/>
          </table:table-cell>
        </table:table-row>
      </table:table>
      <text:p text:style-name="P2"/>
      <text:p text:style-name="P1"/>
      <text:h text:style-name="P17" text:outline-level="1">Hints (delete this section for your submission)</text:h>
      <text:p text:style-name="P5"/>
      <text:list xml:id="list3006903288" text:style-name="L1">
        <text:list-item>
          <text:p text:style-name="P13">Your report should be 2 to 4 pages long (excluding the cover page)</text:p>
        </text:list-item>
        <text:list-item>
          <text:p text:style-name="P13">Avoid copy-pasting screenshots of your code. What we ask for here is your thought process applied to solve the lab.</text:p>
        </text:list-item>
        <text:list-item>
          <text:p text:style-name="P13">Delete <text:span text:style-name="T2">the</text:span> italic text when submitting your report. These are only guidelines to help you</text:p>
        </text:list-item>
        <text:list-item>
          <text:p text:style-name="P14">Export and submit the report as <text:span text:style-name="T9">a</text:span> pdf file.</text:p>
        </text:list-item>
      </text:list>
      <text:p text:style-name="P5"/>
      <text:h text:style-name="P15" text:outline-level="1">Introduction</text:h>
      <text:p text:style-name="P6">Introduce the lab. Recap its objectives with your own word (how you understood the lab).</text:p>
      <text:h text:style-name="P16" text:outline-level="1">Design</text:h>
      <text:h text:style-name="P18" text:outline-level="2">Pipeline Architecture</text:h>
      <text:p text:style-name="P8">Attach your architecture diagram. Give a brief explanation of each stage.</text:p>
      <text:h text:style-name="P18" text:outline-level="2">Data Hazard</text:h>
      <text:p text:style-name="P7">Show all the possible cases when data hazards can occur and your solutions to them.</text:p>
      <text:h text:style-name="P18" text:outline-level="2">Control Hazard</text:h>
      <text:p text:style-name="P7"><text:span text:style-name="T8">S</text:span>how all the possible cases when control hazards can occur and your solutions to them.</text:p>
      <text:p text:style-name="P7"/>
      <text:h text:style-name="P15" text:outline-level="1">Conclusion</text:h>
      <text:p text:style-name="P7">Sum up the lab. Tell us what you learned, what you struggled with, what your general experience w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nifont1" svg:font-family="Unifon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ekmuk Batang" svg:font-family="'Baekmuk Batang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aekmuk Batang" style:font-size-asian="10.5pt" style:language-asian="ko" style:country-asian="KR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Baekmuk Batang" style:font-size-asian="10.5pt" style:language-asian="ko" style:country-asian="KR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aekmuk Batang" style:font-family-asian="'Baekmuk Batang'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4:06:45.379829787</meta:creation-date>
    <dc:date>2020-05-23T17:54:53.916255137</dc:date>
    <meta:editing-duration>PT21M21S</meta:editing-duration>
    <meta:editing-cycles>7</meta:editing-cycles>
    <meta:generator>LibreOffice/6.2.8.2$Linux_X86_64 LibreOffice_project/20$Build-2</meta:generator>
    <meta:document-statistic meta:table-count="1" meta:image-count="0" meta:object-count="0" meta:page-count="2" meta:paragraph-count="22" meta:word-count="165" meta:character-count="959" meta:non-whitespace-character-count="818"/>
  </office:meta>
</office:document-meta>
</file>